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solid" draw:fill-color="#f37b70" draw:textarea-horizontal-align="justify" draw:textarea-vertical-align="middle" draw:auto-grow-height="false" fo:min-height="0.512cm" fo:min-width="0.26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12cm" fo:min-width="0.516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f37b70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  <style:text-properties fo:font-size="14pt"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2.789cm" svg:y="2.65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0.762cm" svg:height="0.762cm" svg:x="5.689cm" svg:y="2.65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0.762cm" svg:height="0.762cm" svg:x="8.589cm" svg:y="2.651cm">
          <text:p text:style-name="P1"><text:span text:style-name="T1">1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0.762cm" svg:height="0.762cm" svg:x="11.489cm" svg:y="2.651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0.762cm" svg:height="0.762cm" svg:x="14.389cm" svg:y="2.651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0.762cm" svg:height="0.762cm" svg:x="17.289cm" svg:y="2.651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0.762cm" svg:height="0.762cm" svg:x="20.189cm" svg:y="2.65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0.762cm" svg:height="0.762cm" svg:x="4.189cm" svg:y="4.65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0.762cm" svg:height="0.762cm" svg:x="8.589cm" svg:y="4.65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0.762cm" svg:height="0.762cm" svg:x="12.889cm" svg:y="4.65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0.762cm" svg:height="0.762cm" svg:x="17.289cm" svg:y="4.651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3.17cm" svg:y1="3.413cm" svg:x2="6.07cm" svg:y2="3.413cm" draw:start-shape="id1" draw:start-glue-point="2" draw:end-shape="id2" svg:d="M3170 3413c0 751 2900 751 2900 0" svg:viewBox="0 0 2901 564">
          <text:p/>
        </draw:connector>
        <draw:connector draw:style-name="gr3" draw:text-style-name="P4" draw:layer="layout" draw:type="curve" svg:x1="6.07cm" svg:y1="3.413cm" svg:x2="8.97cm" svg:y2="3.413cm" draw:start-shape="id2" draw:start-glue-point="2" draw:end-shape="id3" draw:end-glue-point="2" svg:d="M6070 3413c0 751 2900 751 2900 0" svg:viewBox="0 0 2901 564">
          <text:p/>
        </draw:connector>
        <draw:connector draw:style-name="gr3" draw:text-style-name="P4" draw:layer="layout" draw:type="curve" svg:x1="8.97cm" svg:y1="3.413cm" svg:x2="11.87cm" svg:y2="3.413cm" draw:start-shape="id3" draw:start-glue-point="2" draw:end-shape="id4" draw:end-glue-point="2" svg:d="M8970 3413c0 751 2900 751 2900 0" svg:viewBox="0 0 2901 564">
          <text:p/>
        </draw:connector>
        <draw:connector draw:style-name="gr3" draw:text-style-name="P4" draw:layer="layout" draw:type="curve" svg:x1="11.87cm" svg:y1="3.413cm" svg:x2="14.77cm" svg:y2="3.413cm" draw:start-shape="id4" draw:start-glue-point="2" draw:end-shape="id5" draw:end-glue-point="2" svg:d="M11870 3413c0 751 2900 751 2900 0" svg:viewBox="0 0 2901 564">
          <text:p/>
        </draw:connector>
        <draw:connector draw:style-name="gr3" draw:text-style-name="P4" draw:layer="layout" draw:type="curve" svg:x1="14.77cm" svg:y1="3.413cm" svg:x2="17.67cm" svg:y2="3.413cm" draw:start-shape="id5" draw:start-glue-point="2" draw:end-shape="id6" draw:end-glue-point="2" svg:d="M14770 3413c0 751 2900 751 2900 0" svg:viewBox="0 0 2901 564">
          <text:p/>
        </draw:connector>
        <draw:connector draw:style-name="gr3" draw:text-style-name="P4" draw:layer="layout" draw:type="curve" svg:x1="17.67cm" svg:y1="3.413cm" svg:x2="20.57cm" svg:y2="3.413cm" draw:start-shape="id6" draw:start-glue-point="2" draw:end-shape="id7" draw:end-glue-point="2" svg:d="M17670 3413c0 751 2900 751 2900 0" svg:viewBox="0 0 2901 564">
          <text:p/>
        </draw:connector>
        <draw:connector draw:style-name="gr3" draw:text-style-name="P4" draw:layer="layout" draw:type="curve" svg:x1="4.57cm" svg:y1="5.413cm" svg:x2="8.97cm" svg:y2="5.413cm" draw:start-shape="id8" draw:start-glue-point="2" draw:end-shape="id9" draw:end-glue-point="2" svg:d="M4570 5413c0 751 4400 751 4400 0" svg:viewBox="0 0 4401 564">
          <text:p/>
        </draw:connector>
        <draw:connector draw:style-name="gr3" draw:text-style-name="P4" draw:layer="layout" draw:type="curve" svg:x1="8.97cm" svg:y1="5.413cm" svg:x2="13.27cm" svg:y2="5.413cm" draw:start-shape="id9" draw:start-glue-point="2" draw:end-shape="id10" svg:d="M8970 5413c0 751 4300 751 4300 0" svg:viewBox="0 0 4301 564">
          <text:p/>
        </draw:connector>
        <draw:connector draw:style-name="gr3" draw:text-style-name="P4" draw:layer="layout" draw:type="curve" svg:x1="13.27cm" svg:y1="5.413cm" svg:x2="17.67cm" svg:y2="5.413cm" draw:start-shape="id10" draw:start-glue-point="2" draw:end-shape="id11" draw:end-glue-point="2" svg:d="M13270 5413c0 751 4400 751 4400 0" svg:viewBox="0 0 4401 564">
          <text:p/>
        </draw:connector>
        <draw:custom-shape draw:style-name="gr4" draw:text-style-name="P6" draw:layer="layout" svg:width="1.016cm" svg:height="0.762cm" svg:x="4.067cm" svg:y="3.286cm">
          <text:p text:style-name="P5"><text:span text:style-name="T2">+4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16cm" svg:height="0.762cm" svg:x="6.267cm" svg:y="5.286cm">
          <text:p text:style-name="P5"><text:span text:style-name="T2">+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0.762cm" svg:height="0.762cm" svg:x="8.589cm" svg:y="6.90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0.762cm" svg:height="0.762cm" svg:x="17.289cm" svg:y="6.90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0.762cm" svg:height="0.762cm" svg:x="0.089cm" svg:y="6.90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0.47cm" svg:y1="7.663cm" svg:x2="8.97cm" svg:y2="7.663cm" draw:start-shape="id12" draw:start-glue-point="2" draw:end-shape="id13" draw:end-glue-point="2" svg:d="M470 7663c0 751 8500 751 8500 0" svg:viewBox="0 0 8501 564">
          <text:p/>
        </draw:connector>
        <draw:connector draw:style-name="gr3" draw:text-style-name="P4" draw:layer="layout" draw:type="curve" svg:x1="8.97cm" svg:y1="7.663cm" svg:x2="17.67cm" svg:y2="7.663cm" draw:start-shape="id13" draw:start-glue-point="2" draw:end-shape="id14" draw:end-glue-point="2" svg:d="M8970 7663c0 751 8700 751 8700 0" svg:viewBox="0 0 8701 564">
          <text:p/>
        </draw:connector>
        <draw:custom-shape draw:style-name="gr4" draw:text-style-name="P6" draw:layer="layout" svg:width="1.016cm" svg:height="0.762cm" svg:x="3.867cm" svg:y="7.486cm">
          <text:p text:style-name="P5"><text:span text:style-name="T2">+ </text:span><text:span text:style-name="T3">MKD</text:span><text:span text:style-name="T2">(4,6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1:03:50.433651708</meta:creation-date>
    <dc:date>2019-07-24T11:19:58.984212108</dc:date>
    <meta:editing-duration>PT16M8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